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33cm" fo:margin-left="0cm" fo:margin-right="0.067cm" table:align="margins"/>
    </style:style>
    <style:style style:name="Tabella33.A" style:family="table-column">
      <style:table-column-properties style:column-width="4.092cm" style:rel-column-width="15837*"/>
    </style:style>
    <style:style style:name="Tabella33.B" style:family="table-column">
      <style:table-column-properties style:column-width="12.841cm" style:rel-column-width="49698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c4a94"/>
    </style:style>
    <style:style style:name="P4" style:family="paragraph" style:parent-style-name="Table_20_Contents">
      <style:text-properties officeooo:rsid="000c4a94"/>
    </style:style>
    <style:style style:name="P5" style:family="paragraph" style:parent-style-name="Table_20_Contents">
      <style:text-properties officeooo:rsid="000c4a94" officeooo:paragraph-rsid="000dc239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fo:font-weight="normal" officeooo:rsid="000c4a94" officeooo:paragraph-rsid="000c4a94" style:font-weight-asian="normal" style:font-weight-complex="normal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1" style:family="paragraph" style:parent-style-name="Azione_20_sistema">
      <style:paragraph-properties fo:margin-left="1.251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2" style:family="paragraph" style:parent-style-name="Table_20_Contents">
      <style:text-properties officeooo:rsid="0010eacc" officeooo:paragraph-rsid="0010eac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267a9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Azione_20_attore">
      <style:text-properties fo:font-weight="normal" officeooo:rsid="000c4a94" officeooo:paragraph-rsid="000c4a94" style:font-weight-asian="normal" style:font-weight-complex="normal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4a9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4a94"/>
    </style:style>
    <style:style style:name="T7" style:family="text">
      <style:text-properties fo:font-weight="bold" officeooo:rsid="000c4a94" style:font-weight-asian="bold" style:font-weight-complex="bold"/>
    </style:style>
    <style:style style:name="T8" style:family="text">
      <style:text-properties officeooo:rsid="000f4663"/>
    </style:style>
    <style:style style:name="T9" style:family="text">
      <style:text-properties officeooo:rsid="00126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attività didattica della class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36912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6">(</text:span><text:span text:style-name="T7">include Educatore Visualizza attività delle proprie classi </text:span><text:span text:style-name="T2">)</text:span></text:p>
              </text:list-item>
              <text:list-item>
                <text:p text:style-name="P14">L'utente seleziona la funzionalità di inserimento nuova attività didattica</text:p>
              </text:list-item>
              <text:list-item>
                <text:p text:style-name="P9">Il sistema mostra all'utente il form per l'inserimento della nuova attività didattica</text:p>
              </text:list-item>
              <text:list-item>
                <text:p text:style-name="P14">L'utente inserisce la descrizione della nuova attività didattica</text:p>
                <text:p text:style-name="P10">6. L'utente seleziona la classe di quella determinata attività didattica</text:p>
                <text:list>
                  <text:list-item>
                    <text:list>
                      <text:list-header>
                        <text:p text:style-name="P15">7.L'utente sottomette la nuova attività didattica</text:p>
                        <text:list>
                          <text:list-item>
                            <text:list>
                              <text:list-header>
                                <text:p text:style-name="P11"><text:s/>8.Il sistema memorizza la nuova attività didattica della classe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mostra un messaggio di successo dell'operazione e mostra all'utente </text:p>
            <text:p text:style-name="P3"><text:span text:style-name="T6">la lista aggiornata delle attività didattiche(</text:span><text:span text:style-name="T7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di inserimento non deve durare piu' di 4 secondi</text:p>
          </table:table-cell>
        </table:table-row>
      </table:table>
      <text:p text:style-name="P8"/>
      <text:p text:style-name="P13"><text:span text:style-name="T9">UC_H_11_Educatore_inserisce_attività_didattica_della_classe: </text:span><text:span text:style-name="T6">Inserimento</text:span> attività <text:s text:c="11"/><text:span text:style-name="T9"><text:s text:c="12"/></text:span>didatti<text:span text:style-name="T6">ca della classe </text:span><text:span text:style-name="T8">da parte dall' educa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58S</meta:editing-duration>
    <meta:editing-cycles>11</meta:editing-cycles>
    <meta:generator>LibreOffice/3.6$Windows_x86 LibreOffice_project/da8c1e6-fd468f4-454e206-f42a4a9-143cfd</meta:generator>
    <dc:date>2012-10-22T23:14:09.13</dc:date>
    <meta:document-statistic meta:table-count="1" meta:image-count="0" meta:object-count="0" meta:page-count="1" meta:paragraph-count="25" meta:word-count="182" meta:character-count="1394" meta:non-whitespace-character-count="1216"/>
  </office:meta>
</office:document-meta>
</file>